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3" style:parent-style-name="Standard" style:family="paragraph">
      <style:paragraph-properties fo:text-align="center"/>
      <style:text-properties fo:language="pt" fo:country="B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6" style:family="table-column">
      <style:table-column-properties style:column-width="1.1472in" style:use-optimal-column-width="false"/>
    </style:style>
    <style:style style:name="TableColumn7" style:family="table-column">
      <style:table-column-properties style:column-width="5.3951in" style:use-optimal-column-width="false"/>
    </style:style>
    <style:style style:name="Table5" style:family="table">
      <style:table-properties style:width="6.5423in" fo:margin-left="0.0902in" table:align="left"/>
    </style:style>
    <style:style style:name="TableRow8" style:family="table-row">
      <style:table-row-properties style:min-row-height="0.2777in"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line-height="150%"/>
    </style:style>
    <style:style style:name="T13" style:parent-style-name="DefaultParagraphFont" style:family="text">
      <style:text-properties style:font-name="Times" style:font-name-complex="Times" fo:color="#000000" style:letter-kerning="false" fo:language="pt" fo:country="BR" style:language-complex="ar" style:country-complex="SA"/>
    </style:style>
    <style:style style:name="T14" style:parent-style-name="DefaultParagraphFont" style:family="text">
      <style:text-properties style:font-name="Times" style:font-name-complex="Times" fo:color="#000000" style:letter-kerning="false" fo:language="pt" fo:country="BR" style:language-complex="ar" style:country-complex="SA"/>
    </style:style>
    <style:style style:name="T15" style:parent-style-name="DefaultParagraphFont" style:family="text">
      <style:text-properties style:font-name="Times" style:font-name-complex="Times" fo:color="#000000" style:letter-kerning="false" fo:language="pt" fo:country="BR" style:language-complex="ar" style:country-complex="SA"/>
    </style:style>
    <style:style style:name="TableRow16" style:family="table-row">
      <style:table-row-properties style:min-row-height="0.2027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line-height="150%"/>
      <style:text-properties style:font-name="Liberation Sans"/>
    </style:style>
    <style:style style:name="TableRow21" style:family="table-row">
      <style:table-row-properties style:min-row-height="0.4854in"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fo:font-weight="bold" style:font-weight-asian="bold" style:font-weight-complex="bold" fo:language="pt" fo:country="BR"/>
    </style:style>
    <style:style style:name="P24" style:parent-style-name="Standard" style:family="paragraph">
      <style:text-properties fo:font-weight="bold" style:font-weight-asian="bold" style:font-weight-complex="bold" fo:language="pt" fo:country="BR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27" style:family="table-row">
      <style:table-row-properties style:min-row-height="0.3763in"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text-properties fo:font-weight="bold" style:font-weight-asian="bold" style:font-weight-complex="bold" fo:language="pt" fo:country="BR"/>
    </style:style>
    <style:style style:name="P30" style:parent-style-name="Standard" style:family="paragraph">
      <style:text-properties fo:font-style="italic" style:font-style-asian="italic" style:font-style-complex="italic" fo:font-size="8pt" style:font-size-asian="8pt" style:font-size-complex="8pt" fo:language="pt" fo:country="BR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line-height="150%"/>
      <style:text-properties style:font-name="Liberation Sans" fo:language="pt" fo:country="BR"/>
    </style:style>
    <style:style style:name="P3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7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48" style:family="table-row">
      <style:table-row-properties style:min-row-height="0.3763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fo:font-weight="bold" style:font-weight-asian="bold" style:font-weight-complex="bold" fo:language="pt" fo:country="BR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line-height="150%"/>
      <style:text-properties style:font-name="Liberation Sans" fo:language="pt" fo:country="BR"/>
    </style:style>
    <style:style style:name="P53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54" style:family="table-row">
      <style:table-row-properties style:min-row-height="0.3729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line-height="150%"/>
      <style:text-properties style:font-name="Liberation Sans"/>
    </style:style>
    <style:style style:name="P59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 fo:font-size="10pt" style:font-size-asian="10pt" style:font-size-complex="10pt" fo:language="pt" fo:country="BR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T61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pt" fo:country="BR"/>
    </style:style>
  </office:automatic-styles>
  <office:body>
    <office:text text:use-soft-page-breaks="true">
      <text:p text:style-name="P1">CCM003-2018.Q2 - Seminários em Computação</text:p>
      <text:p text:style-name="P2">Centro de Matemática, Computação e Cognição – Universidade Federal do ABC</text:p>
      <text:p text:style-name="P3"/>
      <text:p text:style-name="P4">Comprovante de presença em seminário</text:p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. Título da palestra</text:p>
          </table:table-cell>
          <table:table-cell table:style-name="TableCell11">
            <text:p text:style-name="P12"><text:span text:style-name="T13">Ti do passado &amp; ti do<text:s/></text:span><text:span text:style-name="T14">futur</text:span><text:span text:style-name="T15">o</text:span></text:p>
          </table:table-cell>
        </table:table-row>
        <table:table-row table:style-name="TableRow16">
          <table:table-cell table:style-name="TableCell17">
            <text:p text:style-name="P18">B.<text:s/>Data da palestra</text:p>
          </table:table-cell>
          <table:table-cell table:style-name="TableCell19">
            <text:p text:style-name="P20">08/08/2018</text:p>
          </table:table-cell>
        </table:table-row>
        <table:table-row table:style-name="TableRow21">
          <table:table-cell table:style-name="TableCell22">
            <text:p text:style-name="P23">C. Nome e instituição</text:p>
            <text:p text:style-name="P24">do palestrante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D. Resumo</text:p>
            <text:p text:style-name="P30">(entre 200 e 300 palavras)</text:p>
          </table:table-cell>
          <table:table-cell table:style-name="TableCell31">
            <text:p text:style-name="P32"/>
            <text:p text:style-name="P33">O palestrante falou bastante sobre indústria 4.0, que consiste da nova geração tecnológica e como ela impacta o mercado atual.</text:p>
            <text:p text:style-name="P34"/>
            <text:p text:style-name="P35">Passeou pelas tecnologias emergentes:<text:s/>Iot,<text:s/>Inteligência artificial, Blockchain,<text:s/>Drones e<text:s/>Impressão 3d. Assim como apresentou aplicações dos mesmos no mercado.</text:p>
            <text:p text:style-name="P36"/>
            <text:p text:style-name="P37">Introduziu o conceito da teoria exponencial de crescimento da tecnologia.<text:s/></text:p>
            <text:p text:style-name="P38">Explicou o surgimento da teoria com a lei de Moore definindo o crescimento exponencial da quantidade de transistores dentro de processadores.</text:p>
            <text:p text:style-name="P39"/>
            <text:p text:style-name="P40">Abriu o panorama onde atualmente, um carro tem muito mais linhas de código e tecnologia embarcada que um sistema operacional (Android). Ampliou o conceito mostrando que a Ford, por exemplo, atualmente se intitula como empresa de tecnologia e não como fabricante de carros.<text:s/><text:s/></text:p>
            <text:p text:style-name="P41"/>
            <text:p text:style-name="P42">Mostrou também o conceito que as novas empresas disruptivas como Uber, Netflix e AirBNB fizeram sucesso e revolucionaram o mercado, por resolverem problemas reais e utilizar a tecnologia como ferramenta principal para isso.</text:p>
            <text:p text:style-name="P43"/>
            <text:p text:style-name="P44">Alertou que empregos normais deixarão de existir, as pessoas terão que se qualificar em outras áreas e se especializarem no que as máquinas e algoritmos não forem bons em fazer.</text:p>
            <text:p text:style-name="P45"/>
            <text:p text:style-name="P46">Apresentou sua empresa que trabalha com virtualização em nuvem e conceituou o funcionamento básico da arquitetura de internet e servidores utilizados atualmente, chamou seu serviço de nuvem de todas as nuvens.</text:p>
            <text:p text:style-name="P47"/>
          </table:table-cell>
        </table:table-row>
        <table:table-row table:style-name="TableRow48">
          <table:table-cell table:style-name="TableCell49">
            <text:p text:style-name="P50">E. Pergunta(s) realizada(s) pelo aluno, durante o seminário, ao palestrante, incluindo a(s) resposta(s) do palestrante</text:p>
          </table:table-cell>
          <table:table-cell table:style-name="TableCell51">
            <text:p text:style-name="P52"/>
            <text:p text:style-name="P53"/>
          </table:table-cell>
        </table:table-row>
        <table:table-row table:style-name="TableRow54">
          <table:table-cell table:style-name="TableCell55">
            <text:p text:style-name="P56">Nome do aluno</text:p>
          </table:table-cell>
          <table:table-cell table:style-name="TableCell57">
            <text:p text:style-name="P58">João Carlos Pandolfi Santana</text:p>
          </table:table-cell>
        </table:table-row>
      </table:table>
      <text:p text:style-name="Standard"/>
      <text:soft-page-break/>
      <text:p text:style-name="P59">(*) Deverá ser preenchido obrigatoriamente ou o item D ou o item E.</text:p>
      <text:p text:style-name="P60"><text:span text:style-name="T61">O formulário preenchido deve ser submetido no SIGAA [Disciplina Seminários], na respectiva taref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43in" fo:margin-left="0.7875in" fo:margin-bottom="0.291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Carlos Pandolfi Santana</dc:creator>
    <meta:creation-date>2014-06-23T10:50:00Z</meta:creation-date>
    <dc:date>2018-08-16T00:22:00Z</dc:date>
    <meta:template xlink:href="Normal.dotm" xlink:type="simple"/>
    <meta:editing-cycles>14</meta:editing-cycles>
    <meta:editing-duration>PT2160S</meta:editing-duration>
    <meta:document-statistic meta:page-count="2" meta:paragraph-count="4" meta:word-count="305" meta:character-count="2043" meta:row-count="14" meta:non-whitespace-character-count="1742"/>
  </office:meta>
</office:document-meta>
</file>